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3">
      <style:text-properties fo:font-weight="normal" officeooo:paragraph-rsid="001da26e" style:font-weight-asian="normal" style:font-weight-complex="normal"/>
    </style:style>
    <style:style style:name="P2" style:family="paragraph" style:parent-style-name="Text_20_body">
      <style:text-properties fo:font-weight="normal" officeooo:rsid="00213213" officeooo:paragraph-rsid="00213213" style:font-weight-asian="normal" style:font-weight-complex="normal"/>
    </style:style>
    <style:style style:name="P3" style:family="paragraph" style:parent-style-name="Text_20_body">
      <style:text-properties fo:font-weight="normal" officeooo:rsid="00213213" officeooo:paragraph-rsid="00230e2f" style:font-weight-asian="normal" style:font-weight-complex="normal"/>
    </style:style>
    <style:style style:name="P4" style:family="paragraph" style:parent-style-name="Text_20_body">
      <style:text-properties fo:font-weight="normal" officeooo:rsid="0022a87b" officeooo:paragraph-rsid="0022a87b" style:font-weight-asian="normal" style:font-weight-complex="normal"/>
    </style:style>
    <style:style style:name="P5" style:family="paragraph" style:parent-style-name="Text_20_body">
      <style:text-properties fo:font-weight="normal" officeooo:rsid="0024ba92" officeooo:paragraph-rsid="0024ba92" style:font-weight-asian="normal" style:font-weight-complex="normal"/>
    </style:style>
    <style:style style:name="P6" style:family="paragraph" style:parent-style-name="Standard">
      <style:paragraph-properties fo:text-align="center" style:justify-single-word="false"/>
      <style:text-properties fo:color="#c9211e" loext:opacity="100%" fo:font-weight="bold" officeooo:rsid="001da26e" officeooo:paragraph-rsid="001da26e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fo:color="#c9211e" loext:opacity="100%" fo:font-size="15pt" fo:font-weight="bold" officeooo:rsid="001da26e" officeooo:paragraph-rsid="001da26e" style:font-size-asian="15pt" style:font-weight-asian="bold" style:font-size-complex="15pt" style:font-weight-complex="bold"/>
    </style:style>
    <style:style style:name="P8" style:family="paragraph" style:parent-style-name="Standard">
      <style:paragraph-properties fo:text-align="start" style:justify-single-word="false"/>
      <style:text-properties fo:color="#000000" loext:opacity="100%" fo:font-size="10pt" fo:font-weight="bold" officeooo:rsid="001da26e" officeooo:paragraph-rsid="001da26e" style:font-size-asian="10pt" style:font-weight-asian="bold" style:font-size-complex="10pt" style:font-weight-complex="bold"/>
    </style:style>
    <style:style style:name="P9" style:family="paragraph" style:parent-style-name="Text_20_body">
      <style:text-properties officeooo:paragraph-rsid="0024ba92"/>
    </style:style>
    <style:style style:name="P10" style:family="paragraph" style:parent-style-name="Text_20_body">
      <style:text-properties officeooo:paragraph-rsid="00267c99"/>
    </style:style>
    <style:style style:name="P11" style:family="paragraph" style:parent-style-name="Text_20_body">
      <style:text-properties officeooo:rsid="00275d0f" officeooo:paragraph-rsid="00275d0f"/>
    </style:style>
    <style:style style:name="P12" style:family="paragraph" style:parent-style-name="Text_20_body">
      <style:text-properties fo:font-weight="normal" officeooo:rsid="00213213" officeooo:paragraph-rsid="0022a87b" style:font-weight-asian="normal" style:font-weight-complex="normal"/>
    </style:style>
    <style:style style:name="P13" style:family="paragraph" style:parent-style-name="Text_20_body">
      <style:text-properties officeooo:rsid="002a0d26" officeooo:paragraph-rsid="002a0d26"/>
    </style:style>
    <style:style style:name="P14" style:family="paragraph" style:parent-style-name="Text_20_body">
      <style:text-properties officeooo:rsid="002b5c44" officeooo:paragraph-rsid="002b5c44"/>
    </style:style>
    <style:style style:name="P15" style:family="paragraph" style:parent-style-name="Text_20_body">
      <style:text-properties officeooo:paragraph-rsid="002b5c44"/>
    </style:style>
    <style:style style:name="P16" style:family="paragraph" style:parent-style-name="Text_20_body">
      <style:text-properties officeooo:rsid="002cdfeb" officeooo:paragraph-rsid="002cdfeb"/>
    </style:style>
    <style:style style:name="T1" style:family="text">
      <style:text-properties officeooo:rsid="001da26e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fd45d"/>
    </style:style>
    <style:style style:name="T4" style:family="text">
      <style:text-properties style:font-name="Liberation Serif" fo:font-size="14pt" officeooo:rsid="001fd45d" style:font-name-asian="Noto Serif CJK SC" style:font-size-asian="14pt" style:font-name-complex="Lohit Devanagari1" style:font-size-complex="14pt"/>
    </style:style>
    <style:style style:name="T5" style:family="text">
      <style:text-properties fo:font-weight="normal" officeooo:rsid="0024ba92" style:font-weight-asian="normal" style:font-weight-complex="normal"/>
    </style:style>
    <style:style style:name="T6" style:family="text">
      <style:text-properties officeooo:rsid="0022a87b"/>
    </style:style>
    <style:style style:name="T7" style:family="text">
      <style:text-properties officeooo:rsid="00230e2f"/>
    </style:style>
    <style:style style:name="T8" style:family="text">
      <style:text-properties officeooo:rsid="0024ba92"/>
    </style:style>
    <style:style style:name="T9" style:family="text">
      <style:text-properties officeooo:rsid="00267c99"/>
    </style:style>
    <style:style style:name="T10" style:family="text">
      <style:text-properties officeooo:rsid="002a0d26"/>
    </style:style>
    <style:style style:name="T11" style:family="text">
      <style:text-properties officeooo:rsid="002b5c4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s/>Farah MIR / Chaimaa ES-SAOUDI</text:p>
      <text:p text:style-name="P6"/>
      <text:p text:style-name="P7">TP1 Systèmes Numérques </text:p>
      <text:p text:style-name="P7"/>
      <text:h text:style-name="P1" text:outline-level="3"><text:span text:style-name="T1">SPI : </text:span>Découverte du composant : MCP23S17<text:line-break/><text:line-break/><text:span text:style-name="T1">1 – <text:s/></text:span><text:span text:style-name="T3">Le r</text:span><text:span text:style-name="T4">ôle du </text:span><text:span text:style-name="T1">MCP23S17 : </text:span><text:span text:style-name="T3">Il </text:span><text:span text:style-name="T1">consiste en des registres de configuration multiples </text:span><text:span text:style-name="T10">16</text:span><text:span text:style-name="T1"> bits pour la sélection d’entrée, de sortie et de polarité.</text:span></text:h>
      <text:p text:style-name="P2">2 – <text:span text:style-name="T6">D’après la documentation, l</text:span>e GPIO peut gérer 16 <text:span text:style-name="T6">entrées / sorties </text:span><text:s/></text:p>
      <text:p text:style-name="P4">3 – Dans notre application, ces GPIO sont configurés en entrée et en sortie ( bidirectionnel ) <text:span text:style-name="T10">en utilisant les registres IODIRA IODIRB</text:span></text:p>
      <text:p text:style-name="P12">4 – On peut communiquer avec ce composant à 10 MHz maximum</text:p>
      <text:p text:style-name="P2">5 – <text:span text:style-name="T7">Liste des pins qui sont reliés au micro-contrôleur et leurs rôles : <text:line-break/><text:line-break/>- NC/CS(barre) : sélectionner une puce</text:span></text:p>
      <text:p text:style-name="P2">- <text:s/>SDA/SI : Entrée de données en série</text:p>
      <text:p text:style-name="P3"><text:span text:style-name="T2">- </text:span><text:span text:style-name="T7">NC/SO : sortie</text:span> de données en série</text:p>
      <text:p text:style-name="P3">- VDD :<text:span text:style-name="T7"> alimentation</text:span></text:p>
      <text:p text:style-name="P3">- VSS :<text:span text:style-name="T7"> la terre</text:span></text:p>
      <text:p text:style-name="P3">- <text:span text:style-name="T7">I</text:span>NTB : Sortie d'interruption pour PORTB. Peut être configuré comme actif-haut, actif-bas ou drain ouvert.</text:p>
      <text:p text:style-name="P3">- <text:span text:style-name="T7">INTA : Sortie d'interruption pour PORTA. Peut être configuré comme actif-haut, actif-bas ou drain ouvert.</text:span></text:p>
      <text:p text:style-name="P5">6 – Tableau ( à revoir )</text:p>
      <text:p text:style-name="P9"><text:span text:style-name="T5">7 - <text:s/>Les pins A0, A2, A1 du </text:span><text:bookmark text:name="yui_3_17_2_1_1699545206847_109"/>MCP23S17 <text:span text:style-name="T8">consistent à définir l’adresse </text:span><text:span text:style-name="T10">matérielle </text:span><text:span text:style-name="T8">I2C du composant.</text:span></text:p>
      <text:p text:style-name="P10"><text:span text:style-name="T8">L’</text:span><text:span text:style-name="T9">opcode représente une instruction spécifique dans le langage machine d’un processeur</text:span></text:p>
      <text:p text:style-name="P10"><text:span text:style-name="T8">8 - L</text:span>es pins INTA et INTB <text:span text:style-name="T8">sont utilisés pour signaler des changements d’état sur les portes d’entrées/sorties du composant</text:span></text:p>
      <text:p text:style-name="P11">9 – La valeur de sortie d’une pin doit être “1” pour allumer une led.</text:p>
      <text:p text:style-name="P13">10 – Les résistances de R501 à R516 agissent en tant que résistances pull-up qui assurent un niveau logique haut sur les broches d’entrée non connectées.</text:p>
      <text:p text:style-name="P14">Elles ne sont pas toutes de la même valeur car leur valeur varie en fonction des exigences de courant spécifiques des différentes broches d’entrée. <text:s/></text:p>
      <text:p text:style-name="P15"><text:soft-page-break/><text:span text:style-name="T11">11 - </text:span>Le GPIO Expander (MCP23S17) possède une mémoire (RAM) de 16 octets (voir table 3-1). Nous avons besoin de configurer uniqument les registres IODIRA, IODIRB, GPIOA et GPIOB.</text:p>
      <text:p text:style-name="P16">- Ces registres IODIRA et IODIRB sont utilisés pour configurer les ports A et B comme entrées et sorties.</text:p>
      <text:p text:style-name="P16">- Les registres GPIOA et GPIOB sont utilisés pour lire / écrire les valeurs des ports A et B.</text:p>
      <text:p text:style-name="P16">- Il faut configurer les registres GPIOA et GPIOB en état 0 afin que toutes les LEDs soient éteintes</text:p>
      <text:p text:style-name="P16">- Il faut configurer les registres GPIOA et GPIOB en état 1 afin que toutes les LEDs soient éteintes</text:p>
      <text:p text:style-name="P16">- Afin que seule la LED D508 soit allumée, il faut configurer les ports A et B en sortie et écrire ‘0’ dans le bit 7 du registre GPIOA et ‘1’ dans tous les autres bits du GPIOA et GPIOB.</text:p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9T14:37:37.876978574</meta:creation-date>
    <dc:date>2023-11-10T14:43:14.026531581</dc:date>
    <meta:editing-duration>PT1H11M42S</meta:editing-duration>
    <meta:editing-cycles>11</meta:editing-cycles>
    <meta:generator>LibreOffice/7.3.7.2$Linux_X86_64 LibreOffice_project/30$Build-2</meta:generator>
    <meta:document-statistic meta:table-count="0" meta:image-count="0" meta:object-count="0" meta:page-count="2" meta:paragraph-count="26" meta:word-count="423" meta:character-count="2399" meta:non-whitespace-character-count="1982"/>
  </office:meta>
</office:document-meta>
</file>